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2983333333333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8.93233333333333cm"/>
    </style:style>
    <style:style style:name="co9" style:family="table-column">
      <style:table-column-properties fo:break-before="auto" style:column-width="7.66233333333333cm"/>
    </style:style>
    <style:style style:name="co10" style:family="table-column">
      <style:table-column-properties fo:break-before="auto" style:column-width="10.5198333333333cm"/>
    </style:style>
    <style:style style:name="co11" style:family="table-column">
      <style:table-column-properties fo:break-before="auto" style:column-width="2.2436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Required Sprint" table:display="true"/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7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8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9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10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8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9" table:style-name="ce25"/>
          <table:covered-table-cell table:number-columns-repeated="4"/>
          <table:table-cell table:content-validation-name="val6" table:style-name="ce7"/>
          <table:table-cell table:content-validation-name="val7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1" table:formula="of:=[.B13]-[.C14]" table:style-name="ce3">
            <text:p>31</text:p>
          </table:table-cell>
          <table:table-cell office:value-type="float" office:value="3" table:formula="of:=COUNTIF([.F$24:.F$105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5" table:formula="of:=[.B14]-[.C15]" table:style-name="ce3">
            <text:p>25</text:p>
          </table:table-cell>
          <table:table-cell office:value-type="float" office:value="6" table:formula="of:=COUNTIF([.F$24:.F$105];&quot;Finished in Sprint 3&quot;)" table:style-name="ce10">
            <text:p>6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1" table:formula="of:=[.B15]-[.C16]" table:style-name="ce3">
            <text:p>21</text:p>
          </table:table-cell>
          <table:table-cell office:value-type="float" office:value="4" table:formula="of:=COUNTIF([.F$24:.F$105];&quot;Finished in Sprint 4&quot;)" table:style-name="ce10">
            <text:p>4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0" table:formula="of:=[.B16]-[.C17]" table:style-name="ce3">
            <text:p>0</text:p>
          </table:table-cell>
          <table:table-cell office:value-type="float" office:value="21" table:formula="of:=COUNTIF([.F$24:.F$105];&quot;Finished in Sprint 5&quot;)" table:style-name="ce10">
            <text:p>21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0" table:formula="of:=[.B17]-[.C18]" table:style-name="ce3">
            <text:p>0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10" table:style-name="ce11">
            <text:p>1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13" table:content-validation-name="val3" table:style-name="ce11">
            <text:p>13</text:p>
          </table:table-cell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10" table:style-name="ce11">
            <text:p>2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10" table:style-name="ce11">
            <text:p>4</text:p>
          </table:table-cell>
          <table:table-cell office:value-type="float" office:value="2" table:content-validation-name="val2" table:style-name="ce11">
            <text:p>2</text:p>
          </table:table-cell>
          <table:table-cell office:value-type="float" office:value="8" table:content-validation-name="val3" table:style-name="ce11">
            <text:p>8</text:p>
          </table:table-cell>
          <table:table-cell office:value-type="float" office:value="2" table:content-validation-name="val4" table:style-name="ce16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10" table:style-name="ce11">
            <text:p>5</text:p>
          </table:table-cell>
          <table:table-cell office:value-type="float" office:value="2" table:content-validation-name="val2" table:style-name="ce11">
            <text:p>2</text:p>
          </table:table-cell>
          <table:table-cell office:value-type="float" office:value="13" table:content-validation-name="val3" table:style-name="ce11">
            <text:p>13</text:p>
          </table:table-cell>
          <table:table-cell office:value-type="float" office:value="2" table:content-validation-name="val4" table:style-name="ce16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S</text:p>
          </table:table-cell>
          <table:table-cell office:value-type="float" office:value="6" table:content-validation-name="val10" table:style-name="ce11">
            <text:p>6</text:p>
          </table:table-cell>
          <table:table-cell office:value-type="float" office:value="2" table:content-validation-name="val2" table:style-name="ce11">
            <text:p>2</text:p>
          </table:table-cell>
          <table:table-cell office:value-type="float" office:value="8" table:content-validation-name="val3" table:style-name="ce11">
            <text:p>8</text:p>
          </table:table-cell>
          <table:table-cell office:value-type="float" office:value="2" table:content-validation-name="val4" table:style-name="ce16">
            <text:p>2</text:p>
          </table:table-cell>
          <table:table-cell office:value-type="string" table:content-validation-name="val5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PS</text:p>
          </table:table-cell>
          <table:table-cell office:value-type="float" office:value="7" table:content-validation-name="val10" table:style-name="ce11">
            <text:p>7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10" table:style-name="ce11">
            <text:p>8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3" table:content-validation-name="val3" table:style-name="ce11">
            <text:p>3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10" table:style-name="ce11">
            <text:p>9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10" table:style-name="ce11">
            <text:p>10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13" table:content-validation-name="val3" table:style-name="ce11">
            <text:p>13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SB</text:p>
          </table:table-cell>
          <table:table-cell office:value-type="float" office:value="11" table:content-validation-name="val10" table:style-name="ce11">
            <text:p>11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10" table:style-name="ce11">
            <text:p>12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3" table:content-validation-name="val4" table:style-name="ce16">
            <text:p>3</text:p>
          </table:table-cell>
          <table:table-cell office:value-type="string" table:content-validation-name="val5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10" table:style-name="ce11">
            <text:p>13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4" table:content-validation-name="val4" table:style-name="ce16">
            <text:p>4</text:p>
          </table:table-cell>
          <table:table-cell office:value-type="string" table:content-validation-name="val5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MST</text:p>
          </table:table-cell>
          <table:table-cell office:value-type="float" office:value="14" table:content-validation-name="val10" table:style-name="ce11">
            <text:p>14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8" table:content-validation-name="val3" table:style-name="ce11">
            <text:p>8</text:p>
          </table:table-cell>
          <table:table-cell office:value-type="float" office:value="4" table:content-validation-name="val4" table:style-name="ce16">
            <text:p>4</text:p>
          </table:table-cell>
          <table:table-cell office:value-type="string" table:content-validation-name="val5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10" table:style-name="ce11">
            <text:p>15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8" table:content-validation-name="val3" table:style-name="ce11">
            <text:p>8</text:p>
          </table:table-cell>
          <table:table-cell office:value-type="float" office:value="4" table:content-validation-name="val4" table:style-name="ce16">
            <text:p>4</text:p>
          </table:table-cell>
          <table:table-cell office:value-type="string" table:content-validation-name="val5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10" table:style-name="ce11">
            <text:p>16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4" table:content-validation-name="val4" table:style-name="ce16">
            <text:p>4</text:p>
          </table:table-cell>
          <table:table-cell office:value-type="string" table:content-validation-name="val5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7" table:content-validation-name="val10" table:style-name="ce11">
            <text:p>17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18" table:content-validation-name="val10" table:style-name="ce11">
            <text:p>18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10" table:style-name="ce11">
            <text:p>19</text:p>
          </table:table-cell>
          <table:table-cell table:content-validation-name="val2" table:style-name="ce11"/>
          <table:table-cell office:value-type="float" office:value="21" table:content-validation-name="val3" table:style-name="ce11">
            <text:p>21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10" table:style-name="ce11">
            <text:p>20</text:p>
          </table:table-cell>
          <table:table-cell table:content-validation-name="val2" table:style-name="ce11"/>
          <table:table-cell office:value-type="float" office:value="3" table:content-validation-name="val3" table:style-name="ce11">
            <text:p>3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21" table:content-validation-name="val10" table:style-name="ce11">
            <text:p>21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10" table:style-name="ce11">
            <text:p>22</text:p>
          </table:table-cell>
          <table:table-cell table:content-validation-name="val2" table:style-name="ce11"/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10" table:style-name="ce11">
            <text:p>23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10" table:style-name="ce11">
            <text:p>24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10" table:style-name="ce11">
            <text:p>25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10" table:style-name="ce11">
            <text:p>26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10" table:style-name="ce11">
            <text:p>27</text:p>
          </table:table-cell>
          <table:table-cell table:content-validation-name="val2" table:style-name="ce11"/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10" table:style-name="ce11">
            <text:p>28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10" table:style-name="ce11">
            <text:p>29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10" table:style-name="ce11">
            <text:p>30</text:p>
          </table:table-cell>
          <table:table-cell table:content-validation-name="val2" table:style-name="ce11"/>
          <table:table-cell office:value-type="float" office:value="8" table:content-validation-name="val3" table:style-name="ce11">
            <text:p>8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10" table:style-name="ce11">
            <text:p>31</text:p>
          </table:table-cell>
          <table:table-cell table:content-validation-name="val2" table:style-name="ce11"/>
          <table:table-cell office:value-type="float" office:value="3" table:content-validation-name="val3" table:style-name="ce11">
            <text:p>3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10" table:style-name="ce11">
            <text:p>32</text:p>
          </table:table-cell>
          <table:table-cell table:content-validation-name="val2" table:style-name="ce11"/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10" table:style-name="ce11">
            <text:p>33</text:p>
          </table:table-cell>
          <table:table-cell table:content-validation-name="val2" table:style-name="ce11"/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10" table:style-name="ce11">
            <text:p>34</text:p>
          </table:table-cell>
          <table:table-cell table:content-validation-name="val2" table:style-name="ce11"/>
          <table:table-cell office:value-type="float" office:value="13" table:content-validation-name="val3" table:style-name="ce11">
            <text:p>13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10" table:style-name="ce11">
            <text:p>35</text:p>
          </table:table-cell>
          <table:table-cell table:content-validation-name="val2" table:style-name="ce11"/>
          <table:table-cell office:value-type="float" office:value="21" table:content-validation-name="val3" table:style-name="ce11">
            <text:p>21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10" table:style-name="ce11">
            <text:p>36</text:p>
          </table:table-cell>
          <table:table-cell table:content-validation-name="val2" table:style-name="ce11"/>
          <table:table-cell office:value-type="float" office:value="13" table:content-validation-name="val3" table:style-name="ce11">
            <text:p>13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10" table:style-name="ce11">
            <text:p>37</text:p>
          </table:table-cell>
          <table:table-cell table:content-validation-name="val2" table:style-name="ce11"/>
          <table:table-cell office:value-type="float" office:value="5" table:content-validation-name="val3" table:style-name="ce11">
            <text:p>5</text:p>
          </table:table-cell>
          <table:table-cell office:value-type="float" office:value="5" table:content-validation-name="val4" table:style-name="ce16">
            <text:p>5</text:p>
          </table:table-cell>
          <table:table-cell office:value-type="string" table:content-validation-name="val5" table:style-name="ce16">
            <text:p>Finished in Sprint 5</text:p>
          </table:table-cell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b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4">
          <table:table-cell table:style-name="ce2"/>
          <table:table-cell table:content-validation-name="val10" table:style-name="ce11"/>
          <table:table-cell table:content-validation-name="val2" table:style-name="ce11"/>
          <table:table-cell table:content-validation-name="val3" table:style-name="ce11"/>
          <table:table-cell table:content-validation-name="val4" table:style-name="ce16"/>
          <table:table-cell table:content-validation-name="val5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4">
          <table:table-cell/>
          <table:table-cell table:content-validation-name="val10" table:style-name="ce11"/>
          <table:table-cell table:content-validation-name="val2" table:style-name="ce11"/>
          <table:table-cell table:content-validation-name="val3" table:style-name="ce11"/>
          <table:table-cell table:content-validation-name="val4" table:style-name="ce16"/>
          <table:table-cell table:content-validation-name="val5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4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3" table:formula="of:=COUNTA([.D17:.D995])" table:style-name="ce27">
            <text:p>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3" table:formula="of:=[.B7]-[.C8]" table:style-name="ce27">
            <text:p>3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3" table:formula="of:=[.B8]-[.C9]" table:style-name="ce27">
            <text:p>3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3" table:formula="of:=[.B9]-[.C10]" table:style-name="ce27">
            <text:p>3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2" table:formula="of:=[.B10]-[.C11]" table:style-name="ce27">
            <text:p>2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2" table:formula="of:=COUNTIF([.E$17:.E$995]; &quot;Completed Day 5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table:content-validation-name="val13" table:style-name="ce22"/>
          <table:table-cell office:value-type="string" table:style-name="ce6">
            <text:p>Create Flavor</text:p>
          </table:table-cell>
          <table:table-cell office:value-type="string" table:content-validation-name="val15" table:style-name="ce34">
            <text:p>Completed Day 4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table:content-validation-name="val13" table:style-name="ce22"/>
          <table:table-cell office:value-type="string" table:content-validation-name="val14" table:style-name="ce6">
            <text:p>Create Container</text:p>
          </table:table-cell>
          <table:table-cell office:value-type="string" table:content-validation-name="val15" table:style-name="ce3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table:content-validation-name="val13" table:style-name="ce22"/>
          <table:table-cell office:value-type="string" table:content-validation-name="val14" table:style-name="ce6">
            <text:p>Create Topping</text:p>
          </table:table-cell>
          <table:table-cell office:value-type="string" table:content-validation-name="val15" table:style-name="ce34">
            <text:p>Completed Day 5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4"/>
          <table:table-cell table:content-validation-name="val1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3" table:formula="of:=COUNTA([.D17:.D995])" table:style-name="ce27">
            <text:p>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3" table:formula="of:=[.B7]-[.C8]" table:style-name="ce27">
            <text:p>3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3" table:formula="of:=[.B8]-[.C9]" table:style-name="ce27">
            <text:p>3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3" table:formula="of:=[.B9]-[.C10]" table:style-name="ce27">
            <text:p>3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3" table:formula="of:=[.B10]-[.C11]" table:style-name="ce27">
            <text:p>3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2" table:formula="of:=[.B11]-[.C12]" table:style-name="ce27">
            <text:p>2</text:p>
          </table:table-cell>
          <table:table-cell office:value-type="float" office:value="1" table:formula="of:=COUNTIF([.E$17:.E$995]; &quot;Completed Day 5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2" table:formula="of:=COUNTIF([.E$17:.E$995]; &quot;Completed Day 6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style-name="ce6">
            <text:p>Created serving class</text:p>
          </table:table-cell>
          <table:table-cell office:value-type="string" table:content-validation-name="val21" table:style-name="ce34">
            <text:p>Completed Day 5</text:p>
          </table:table-cell>
          <table:table-cell office:value-type="string" table:content-validation-name="val22" table:style-name="ce1">
            <text:p>Create a serving class</text:p>
          </table:table-cell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Created a lot of dialogs</text:p>
          </table:table-cell>
          <table:table-cell office:value-type="string" table:content-validation-name="val21" table:style-name="ce3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Created main window</text:p>
          </table:table-cell>
          <table:table-cell office:value-type="string" table:content-validation-name="val21" table:style-name="ce34">
            <text:p>Completed Day 6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4"/>
          <table:table-cell table:content-validation-name="val22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6" table:formula="of:=COUNTA([.D17:.D995])" table:style-name="ce27">
            <text:p>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6" table:formula="of:=[.B7]-[.C8]" table:style-name="ce27">
            <text:p>6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6" table:formula="of:=[.B8]-[.C9]" table:style-name="ce27">
            <text:p>6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6" table:formula="of:=[.B9]-[.C10]" table:style-name="ce27">
            <text:p>6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3" table:formula="of:=[.B10]-[.C11]" table:style-name="ce27">
            <text:p>3</text:p>
          </table:table-cell>
          <table:table-cell office:value-type="float" office:value="3" table:formula="of:=COUNTIF([.E$17:.E$995]; &quot;Completed Day 4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3" table:formula="of:=[.B11]-[.C12]" table:style-name="ce27">
            <text:p>3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3" table:formula="of:=[.B12]-[.C13]" table:style-name="ce27">
            <text:p>3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3" table:formula="of:=COUNTIF([.E$17:.E$995]; &quot;Completed Day 7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PS</text:p>
          </table:table-cell>
          <table:table-cell table:content-validation-name="val25" table:style-name="ce22"/>
          <table:table-cell office:value-type="string" table:style-name="ce6">
            <text:p>Show components of serving</text:p>
          </table:table-cell>
          <table:table-cell office:value-type="string" table:content-validation-name="val27" table:style-name="ce34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TM</text:p>
          </table:table-cell>
          <table:table-cell table:content-validation-name="val25" table:style-name="ce22"/>
          <table:table-cell office:value-type="string" table:content-validation-name="val26" table:style-name="ce6">
            <text:p>Created a server</text:p>
          </table:table-cell>
          <table:table-cell office:value-type="string" table:content-validation-name="val27" table:style-name="ce34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B</text:p>
          </table:table-cell>
          <table:table-cell table:content-validation-name="val25" table:style-name="ce22"/>
          <table:table-cell office:value-type="string" table:content-validation-name="val26" table:style-name="ce6">
            <text:p>Created a customer class</text:p>
          </table:table-cell>
          <table:table-cell office:value-type="string" table:content-validation-name="val27" table:style-name="ce34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6" table:style-name="ce6">
            <text:p>Create an order of many servings of ice cream</text:p>
          </table:table-cell>
          <table:table-cell office:value-type="string" table:content-validation-name="val27" table:style-name="ce3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SB</text:p>
          </table:table-cell>
          <table:table-cell table:content-validation-name="val25" table:style-name="ce22"/>
          <table:table-cell office:value-type="string" table:content-validation-name="val26" table:style-name="ce6">
            <text:p>Create a serving of ice cream in a container with toppings</text:p>
          </table:table-cell>
          <table:table-cell office:value-type="string" table:content-validation-name="val27" table:style-name="ce3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office:value-type="string" table:content-validation-name="val24" table:style-name="ce6">
            <text:p>COB</text:p>
          </table:table-cell>
          <table:table-cell table:content-validation-name="val25" table:style-name="ce22"/>
          <table:table-cell office:value-type="string" table:content-validation-name="val26" table:style-name="ce6">
            <text:p>Create an order of many servings of ice cream</text:p>
          </table:table-cell>
          <table:table-cell office:value-type="string" table:content-validation-name="val27" table:style-name="ce34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number-columns-repeated="16379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4"/>
          <table:table-cell table:content-validation-name="val28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4" table:formula="of:=[.B7]-[.C8]" table:style-name="ce27">
            <text:p>4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4" table:formula="of:=[.B8]-[.C9]" table:style-name="ce27">
            <text:p>4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4" table:formula="of:=[.B9]-[.C10]" table:style-name="ce27">
            <text:p>4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3" table:formula="of:=[.B10]-[.C11]" table:style-name="ce27">
            <text:p>3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2" table:formula="of:=[.B11]-[.C12]" table:style-name="ce27">
            <text:p>2</text:p>
          </table:table-cell>
          <table:table-cell office:value-type="float" office:value="1" table:formula="of:=COUNTIF([.E$17:.E$995]; &quot;Completed Day 5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2" table:formula="of:=[.B12]-[.C13]" table:style-name="ce27">
            <text:p>2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2" table:formula="of:=COUNTIF([.E$17:.E$995]; &quot;Completed Day 7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office:value-type="string" table:content-validation-name="val30" table:style-name="ce6">
            <text:p>CE</text:p>
          </table:table-cell>
          <table:table-cell table:content-validation-name="val31" table:style-name="ce22"/>
          <table:table-cell office:value-type="string" table:style-name="ce6">
            <text:p>Create an emporium that stocks items and maintains a cash register</text:p>
          </table:table-cell>
          <table:table-cell office:value-type="string" table:content-validation-name="val33" table:style-name="ce34">
            <text:p>Completed Day 4</text:p>
          </table:table-cell>
          <table:table-cell office:value-type="string" table:content-validation-name="val34" table:style-name="ce1">
            <text:p>Included in .h and .cpp files</text:p>
          </table:table-cell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office:value-type="string" table:content-validation-name="val30" table:style-name="ce6">
            <text:p>MST</text:p>
          </table:table-cell>
          <table:table-cell table:content-validation-name="val31" table:style-name="ce22"/>
          <table:table-cell office:value-type="string" table:content-validation-name="val32" table:style-name="ce6">
            <text:p>Manage the state of each order (unfilled -&gt; filled -&gt; paid, or unfilled -&gt; canceled)</text:p>
          </table:table-cell>
          <table:table-cell office:value-type="string" table:content-validation-name="val33" table:style-name="ce34">
            <text:p>Completed Day 5</text:p>
          </table:table-cell>
          <table:table-cell office:value-type="string" table:content-validation-name="val34" table:style-name="ce1">
            <text:p>Defaulted to unfilled until filled</text:p>
          </table:table-cell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office:value-type="string" table:content-validation-name="val30" table:style-name="ce6">
            <text:p>SAVD</text:p>
          </table:table-cell>
          <table:table-cell table:content-validation-name="val31" table:style-name="ce22"/>
          <table:table-cell office:value-type="string" table:content-validation-name="val32" table:style-name="ce6">
            <text:p>Save data in file</text:p>
          </table:table-cell>
          <table:table-cell office:value-type="string" table:content-validation-name="val33" table:style-name="ce34">
            <text:p>Completed Day 7</text:p>
          </table:table-cell>
          <table:table-cell office:value-type="string" table:content-validation-name="val34" table:style-name="ce1">
            <text:p>Save data to "Test.txt"</text:p>
          </table:table-cell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office:value-type="string" table:content-validation-name="val30" table:style-name="ce6">
            <text:p>LOAD</text:p>
          </table:table-cell>
          <table:table-cell table:content-validation-name="val31" table:style-name="ce22"/>
          <table:table-cell office:value-type="string" table:content-validation-name="val32" table:style-name="ce6">
            <text:p>Load Data to file</text:p>
          </table:table-cell>
          <table:table-cell office:value-type="string" table:content-validation-name="val33" table:style-name="ce34">
            <text:p>Completed Day 7</text:p>
          </table:table-cell>
          <table:table-cell office:value-type="string" table:content-validation-name="val34" table:style-name="ce1">
            <text:p>Load data from "Test.txt"</text:p>
          </table:table-cell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4"/>
          <table:table-cell table:content-validation-name="val34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21" table:formula="of:=COUNTA([.D17:.D995])" table:style-name="ce27">
            <text:p>2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8" table:formula="of:=[.B7]-[.C8]" table:style-name="ce27">
            <text:p>18</text:p>
          </table:table-cell>
          <table:table-cell office:value-type="float" office:value="3" table:formula="of:=COUNTIF([.E$17:.E$995]; &quot;Completed Day 1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5" table:formula="of:=[.B8]-[.C9]" table:style-name="ce27">
            <text:p>15</text:p>
          </table:table-cell>
          <table:table-cell office:value-type="float" office:value="3" table:formula="of:=COUNTIF([.E$17:.E$995]; &quot;Completed Day 2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7" table:formula="of:=[.B9]-[.C10]" table:style-name="ce27">
            <text:p>7</text:p>
          </table:table-cell>
          <table:table-cell office:value-type="float" office:value="8" table:formula="of:=COUNTIF([.E$17:.E$995]; &quot;Completed Day 3&quot;)" table:style-name="ce27">
            <text:p>8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7" table:formula="of:=COUNTIF([.E$17:.E$995]; &quot;Completed Day 4&quot;)" table:style-name="ce27">
            <text:p>7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office:value-type="string" table:content-validation-name="val36" table:style-name="ce6">
            <text:p>POS</text:p>
          </table:table-cell>
          <table:table-cell table:content-validation-name="val37" table:style-name="ce22"/>
          <table:table-cell office:value-type="string" table:style-name="ce6">
            <text:p>Show the servings in an order</text:p>
          </table:table-cell>
          <table:table-cell office:value-type="string" table:content-validation-name="val39" table:style-name="ce34">
            <text:p>Completed Day 1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office:value-type="string" table:content-validation-name="val36" table:style-name="ce6">
            <text:p>POC</text:p>
          </table:table-cell>
          <table:table-cell table:content-validation-name="val37" table:style-name="ce22"/>
          <table:table-cell office:value-type="string" table:content-validation-name="val38" table:style-name="ce6">
            <text:p>Show the servings in an order for the customer<text:s/></text:p>
          </table:table-cell>
          <table:table-cell office:value-type="string" table:content-validation-name="val39" table:style-name="ce34">
            <text:p>Completed Day 1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office:value-type="string" table:content-validation-name="val36" table:style-name="ce6">
            <text:p>PIX</text:p>
          </table:table-cell>
          <table:table-cell table:content-validation-name="val37" table:style-name="ce22"/>
          <table:table-cell office:value-type="string" table:content-validation-name="val38" table:style-name="ce6">
            <text:p>Add and display pictures for each item</text:p>
          </table:table-cell>
          <table:table-cell office:value-type="string" table:content-validation-name="val39" table:style-name="ce34">
            <text:p>Completed Day 1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office:value-type="string" table:content-validation-name="val36" table:style-name="ce6">
            <text:p>CM</text:p>
          </table:table-cell>
          <table:table-cell table:content-validation-name="val37" table:style-name="ce22"/>
          <table:table-cell office:value-type="string" table:content-validation-name="val38" table:style-name="ce6">
            <text:p>Added Managers</text:p>
          </table:table-cell>
          <table:table-cell office:value-type="string" table:content-validation-name="val39" table:style-name="ce34">
            <text:p>Completed Day 2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office:value-type="string" table:content-validation-name="val36" table:style-name="ce6">
            <text:p>P&amp;L</text:p>
          </table:table-cell>
          <table:table-cell table:content-validation-name="val37" table:style-name="ce22"/>
          <table:table-cell office:value-type="string" table:content-validation-name="val38" table:style-name="ce6">
            <text:p>Add a Profit &amp; Loss statement</text:p>
          </table:table-cell>
          <table:table-cell office:value-type="string" table:content-validation-name="val39" table:style-name="ce34">
            <text:p>Completed Day 2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office:value-type="string" table:content-validation-name="val36" table:style-name="ce6">
            <text:p>RI</text:p>
          </table:table-cell>
          <table:table-cell table:content-validation-name="val37" table:style-name="ce22"/>
          <table:table-cell office:value-type="string" table:content-validation-name="val38" table:style-name="ce6">
            <text:p>Display an Inventory Report</text:p>
          </table:table-cell>
          <table:table-cell office:value-type="string" table:content-validation-name="val39" table:style-name="ce34">
            <text:p>Completed Day 2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office:value-type="string" table:content-validation-name="val36" table:style-name="ce6">
            <text:p>RTM</text:p>
          </table:table-cell>
          <table:table-cell table:content-validation-name="val37" table:style-name="ce22"/>
          <table:table-cell office:value-type="string" table:content-validation-name="val38" table:style-name="ce6">
            <text:p>Display a Server Report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office:value-type="string" table:content-validation-name="val36" table:style-name="ce6">
            <text:p>ETMS</text:p>
          </table:table-cell>
          <table:table-cell table:content-validation-name="val37" table:style-name="ce22"/>
          <table:table-cell office:value-type="string" table:content-validation-name="val38" table:style-name="ce6">
            <text:p>Change a server salary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office:value-type="string" table:content-validation-name="val36" table:style-name="ce6">
            <text:p>AI</text:p>
          </table:table-cell>
          <table:table-cell table:content-validation-name="val37" table:style-name="ce22"/>
          <table:table-cell office:value-type="string" table:content-validation-name="val38" table:style-name="ce6">
            <text:p>Restock items<text:s/>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office:value-type="string" table:content-validation-name="val36" table:style-name="ce6">
            <text:p>RO</text:p>
          </table:table-cell>
          <table:table-cell table:content-validation-name="val37" table:style-name="ce22"/>
          <table:table-cell office:value-type="string" table:content-validation-name="val38" table:style-name="ce6">
            <text:p>Create an Order Report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office:value-type="string" table:content-validation-name="val36" table:style-name="ce6">
            <text:p>RB</text:p>
          </table:table-cell>
          <table:table-cell table:content-validation-name="val37" table:style-name="ce22"/>
          <table:table-cell office:value-type="string" table:content-validation-name="val38" table:style-name="ce6">
            <text:p>Display a Customer Report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office:value-type="string" table:content-validation-name="val36" table:style-name="ce6">
            <text:p>EF</text:p>
          </table:table-cell>
          <table:table-cell table:content-validation-name="val37" table:style-name="ce22"/>
          <table:table-cell office:value-type="string" table:content-validation-name="val38" table:style-name="ce6">
            <text:p>Edit an ice cream flavor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office:value-type="string" table:content-validation-name="val36" table:style-name="ce6">
            <text:p>EC</text:p>
          </table:table-cell>
          <table:table-cell table:content-validation-name="val37" table:style-name="ce22"/>
          <table:table-cell office:value-type="string" table:content-validation-name="val38" table:style-name="ce6">
            <text:p>Edit a container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office:value-type="string" table:content-validation-name="val36" table:style-name="ce6">
            <text:p>ET</text:p>
          </table:table-cell>
          <table:table-cell table:content-validation-name="val37" table:style-name="ce22"/>
          <table:table-cell office:value-type="string" table:content-validation-name="val38" table:style-name="ce6">
            <text:p>Edit a new topping</text:p>
          </table:table-cell>
          <table:table-cell office:value-type="string" table:content-validation-name="val39" table:style-name="ce34">
            <text:p>Completed Day 3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office:value-type="string" table:content-validation-name="val36" table:style-name="ce6">
            <text:p>ROA</text:p>
          </table:table-cell>
          <table:table-cell table:content-validation-name="val37" table:style-name="ce22"/>
          <table:table-cell office:value-type="string" table:content-validation-name="val38" table:style-name="ce6">
            <text:p>Add <text:s/>option to show completed and pending orders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office:value-type="string" table:content-validation-name="val36" table:style-name="ce6">
            <text:p>SALL</text:p>
          </table:table-cell>
          <table:table-cell table:content-validation-name="val37" table:style-name="ce22"/>
          <table:table-cell office:value-type="string" table:content-validation-name="val38" table:style-name="ce6">
            <text:p>Save all data to a specified file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office:value-type="string" table:content-validation-name="val36" table:style-name="ce6">
            <text:p>LALL</text:p>
          </table:table-cell>
          <table:table-cell table:content-validation-name="val37" table:style-name="ce22"/>
          <table:table-cell office:value-type="string" table:content-validation-name="val38" table:style-name="ce6">
            <text:p>Load data from a specified file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office:value-type="string" table:content-validation-name="val36" table:style-name="ce6">
            <text:p>CENEW</text:p>
          </table:table-cell>
          <table:table-cell table:content-validation-name="val37" table:style-name="ce22"/>
          <table:table-cell office:value-type="string" table:content-validation-name="val38" table:style-name="ce6">
            <text:p>Create a new franchise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office:value-type="string" table:content-validation-name="val36" table:style-name="ce6">
            <text:p>XI</text:p>
          </table:table-cell>
          <table:table-cell table:content-validation-name="val37" table:style-name="ce22"/>
          <table:table-cell office:value-type="string" table:content-validation-name="val38" table:style-name="ce6">
            <text:p>Retire an item<text:s/>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office:value-type="string" table:content-validation-name="val36" table:style-name="ce6">
            <text:p>XT</text:p>
          </table:table-cell>
          <table:table-cell table:content-validation-name="val37" table:style-name="ce22"/>
          <table:table-cell office:value-type="string" table:content-validation-name="val38" table:style-name="ce6">
            <text:p>Suspend a server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office:value-type="string" table:content-validation-name="val36" table:style-name="ce6">
            <text:p>XXT</text:p>
          </table:table-cell>
          <table:table-cell table:content-validation-name="val37" table:style-name="ce22"/>
          <table:table-cell office:value-type="string" table:content-validation-name="val38" table:style-name="ce6">
            <text:p>Restore a server</text:p>
          </table:table-cell>
          <table:table-cell office:value-type="string" table:content-validation-name="val39" table:style-name="ce34">
            <text:p>Completed Day 4</text:p>
          </table:table-cell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4"/>
          <table:table-cell table:content-validation-name="val40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Josh Mendoza</dc:creator>
    <meta:creation-date>2016-03-21T22:16:37Z</meta:creation-date>
    <dc:date>2018-05-03T00:32:56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